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2f8094" officeooo:paragraph-rsid="002f8094" style:font-weight-asian="normal" style:font-weight-complex="normal"/>
    </style:style>
    <style:style style:name="P4" style:family="paragraph" style:parent-style-name="Standard">
      <style:text-properties fo:font-weight="normal" officeooo:paragraph-rsid="002f8094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ceb1d" style:font-weight-asian="bold" style:font-weight-complex="bold"/>
    </style:style>
    <style:style style:name="P7" style:family="paragraph" style:parent-style-name="Standard">
      <style:text-properties officeooo:rsid="002e23d4" officeooo:paragraph-rsid="002e23d4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2f8094"/>
    </style:style>
    <style:style style:name="P10" style:family="paragraph" style:parent-style-name="Standard" style:list-style-name="L1">
      <style:text-properties officeooo:rsid="002f8094" officeooo:paragraph-rsid="002f8094"/>
    </style:style>
    <style:style style:name="P11" style:family="paragraph" style:parent-style-name="Standard" style:list-style-name="L1">
      <style:text-properties fo:font-weight="normal" officeooo:rsid="002f8094" officeooo:paragraph-rsid="002f8094" style:font-weight-asian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661b" style:font-weight-asian="bold" style:font-weight-complex="bold"/>
    </style:style>
    <style:style style:name="T3" style:family="text">
      <style:text-properties fo:font-weight="bold" officeooo:rsid="002f809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e23d4" style:font-weight-asian="normal" style:font-weight-complex="normal"/>
    </style:style>
    <style:style style:name="T6" style:family="text">
      <style:text-properties fo:font-weight="normal" officeooo:rsid="002f8094" style:font-weight-asian="normal" style:font-weight-complex="normal"/>
    </style:style>
    <style:style style:name="T7" style:family="text">
      <style:text-properties officeooo:rsid="001f2ce0"/>
    </style:style>
    <style:style style:name="T8" style:family="text">
      <style:text-properties officeooo:rsid="002d661b"/>
    </style:style>
    <style:style style:name="T9" style:family="text">
      <style:text-properties officeooo:rsid="0030ec64"/>
    </style:style>
    <style:style style:name="T10" style:family="text">
      <style:text-properties officeooo:rsid="00346f82"/>
    </style:style>
    <style:style style:name="T11" style:family="text">
      <style:text-properties officeooo:rsid="0039981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de <text:span text:style-name="T11">Fixação de </text:span>Linux</text:p>
      <text:p text:style-name="Standard"/>
      <text:list xml:id="list4250536120" text:style-name="L1">
        <text:list-item>
          <text:p text:style-name="P8">Dentro da pasta <text:span text:style-name="T1">/home/</text:span><text:span text:style-name="T2">&lt;seu login&gt;</text:span>, crie <text:span text:style-name="T10">as pastas SO, pasta1, pasta2 e pasta2 n</text:span>a seguinte estrutura de pasta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SO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0" draw:name="Shape1" draw:style-name="gr1" draw:text-style-name="P12" svg:x1="4.688cm" svg:y1="0.078cm" svg:x2="2.688cm" svg:y2="1.078cm"><text:p/></draw:line><draw:line text:anchor-type="paragraph" draw:z-index="1" draw:name="Shape2" draw:style-name="gr1" draw:text-style-name="P12" svg:x1="4.688cm" svg:y1="1.078cm" svg:x2="4.688cm" svg:y2="0.078cm"><text:p/></draw:line><draw:line text:anchor-type="paragraph" draw:z-index="2" draw:name="Shape3" draw:style-name="gr1" draw:text-style-name="P12" svg:x1="7.189cm" svg:y1="1.078cm" svg:x2="4.688cm" svg:y2="0.078cm"><text:p/></draw:line></text:p>
      <text:p text:style-name="Standard"/>
      <text:list xml:id="list205801977600131" text:continue-numbering="true" text:style-name="L1">
        <text:list-item>
          <text:list>
            <text:list-header>
              <text:p text:style-name="P8">pasta1<text:tab/><text:tab/>pasta2<text:tab/><text:tab/>pasta3</text:p>
            </text:list-header>
          </text:list>
        </text:list-item>
      </text:list>
      <text:p text:style-name="Standard"/>
      <text:p text:style-name="P7">Copie e cole com o mouse aqui o <text:span text:style-name="T11">comando e o</text:span> resultado, em formato texto.</text:p>
      <text:p text:style-name="P7"/>
      <text:p text:style-name="P7"/>
      <text:p text:style-name="P7"/>
      <text:p text:style-name="P7"/>
      <text:p text:style-name="Standard"/>
      <text:p text:style-name="Standard"/>
      <text:list xml:id="list205801964651437" text:continue-numbering="true" text:style-name="L1">
        <text:list-item>
          <text:p text:style-name="P8">Dentro da pasta <text:span text:style-name="T1">SO/pasta1</text:span>, crie um arquivo com nome <text:span text:style-name="T1">raiz</text:span><text:span text:style-name="T4">, e coloque como conteúdo deste arquivo a listagem da pasta raiz do computador (</text:span><text:span text:style-name="T1">/</text:span><text:span text:style-name="T4">).</text:span></text:p>
        </text:list-item>
      </text:list>
      <text:p text:style-name="P2"/>
      <text:p text:style-name="P2"/>
      <text:p text:style-name="P2"/>
      <text:list xml:id="list205801002230601" text:continue-numbering="true" text:style-name="L1">
        <text:list-item>
          <text:p text:style-name="P8"><text:span text:style-name="T4">Acrescente ao final do arquivo </text:span><text:span text:style-name="T1">raiz</text:span><text:span text:style-name="T4">, a mesma listagem de arquivos da raiz do computador, mas desta vez de modo detalhado.</text:span></text:p>
        </text:list-item>
      </text:list>
      <text:p text:style-name="P2"/>
      <text:p text:style-name="P2"/>
      <text:p text:style-name="P2"/>
      <text:p text:style-name="P2"/>
      <text:list xml:id="list205800821380946" text:continue-numbering="true" text:style-name="L1">
        <text:list-item>
          <text:p text:style-name="P8"><text:span text:style-name="T4">Qual é o tamanho que ficou o arquivo </text:span><text:span text:style-name="T1">raiz</text:span><text:span text:style-name="T4">? Explique quais são as permissões atribuídas a esse arquivo raiz. Qual é o dono, qual o grupo do dono do arquivo, e quem </text:span><text:span text:style-name="T5">tem permissão para</text:span><text:span text:style-name="T4"> fazer o quê com esse arquivo?</text:span></text:p>
        </text:list-item>
      </text:list>
      <text:p text:style-name="P2"/>
      <text:p text:style-name="P2"/>
      <text:list xml:id="list205802383152215" text:continue-numbering="true" text:style-name="L1">
        <text:list-item>
          <text:p text:style-name="P8"><text:span text:style-name="T4">Copie esse arquivo </text:span><text:span text:style-name="T1">raiz</text:span><text:span text:style-name="T4"> para a pasta </text:span><text:span text:style-name="T1">SO/pasta2</text:span><text:span text:style-name="T4">, usando o comando cp.</text:span></text:p>
        </text:list-item>
      </text:list>
      <text:p text:style-name="P2"/>
      <text:p text:style-name="P2"/>
      <text:p text:style-name="P2"/>
      <text:list xml:id="list205801210537864" text:continue-numbering="true" text:style-name="L1">
        <text:list-item>
          <text:p text:style-name="P9"><text:span text:style-name="T6">Entre na pasta SO/pasta2</text:span></text:p>
        </text:list-item>
      </text:list>
      <text:p text:style-name="P3"/>
      <text:p text:style-name="P3"/>
      <text:p text:style-name="P3"/>
      <text:list xml:id="list205800513491092" text:continue-numbering="true" text:style-name="L1">
        <text:list-item>
          <text:p text:style-name="P9"><text:span text:style-name="T4">Renomeie o arquivo </text:span><text:span text:style-name="T3">raiz</text:span><text:span text:style-name="T4"> para </text:span><text:span text:style-name="T1">texto2.txt</text:span><text:span text:style-name="T4">, usando o comando mv.</text:span></text:p>
        </text:list-item>
      </text:list>
      <text:p text:style-name="P4"/>
      <text:p text:style-name="P4"/>
      <text:p text:style-name="P4"/>
      <text:list xml:id="list205802374602773" text:continue-numbering="true" text:style-name="L1">
        <text:list-item>
          <text:p text:style-name="P10"><text:span text:style-name="T4">Mude a permissão do arquivo </text:span><text:span text:style-name="T1">texto2.txt</text:span><text:span text:style-name="T4"> para –rwxr-xr-x</text:span></text:p>
        </text:list-item>
      </text:list>
      <text:p text:style-name="P3"/>
      <text:p text:style-name="P3"/>
      <text:list xml:id="list205801278814883" text:continue-numbering="true" text:style-name="L1">
        <text:list-item>
          <text:p text:style-name="P11">Altere a permissão do arquivo texto2.txt para permitir acesso total somente pelo dono, e sem acesso para o grupo do dono e os demais.</text:p>
        </text:list-item>
      </text:list>
      <text:p text:style-name="P3"/>
      <text:p text:style-name="P3"/>
      <text:list xml:id="list205802207671579" text:continue-numbering="true" text:style-name="L1">
        <text:list-item>
          <text:p text:style-name="P11">Retorne para a pasta HOME e remova a pasta SO/pasta1</text:p>
        </text:list-item>
      </text:list>
      <text:p text:style-name="P2"><text:soft-page-break/></text:p>
      <text:p text:style-name="P2"/>
      <text:p text:style-name="P2"/>
      <text:p text:style-name="P6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o Royer</meta:initial-creator>
    <meta:creation-date>2010-08-26T09:05:05</meta:creation-date>
    <meta:printed-by>Julio Royer</meta:printed-by>
    <meta:print-date>2010-08-26T09:44:31</meta:print-date>
    <dc:date>2023-11-13T20:55:05.955559255</dc:date>
    <meta:editing-duration>PT14H2M5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206" meta:character-count="1121" meta:non-whitespace-character-count="936"/>
  </office:meta>
</office:document-meta>
</file>